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00ffff"/>
    </style: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9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8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8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8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8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1022"/>
        </table:table-row>
        <table:table-row table:style-name="ro1" table:number-rows-repeated="10481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0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0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0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0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0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0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0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0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0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9"/>
          <table:table-cell table:style-name="ce1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0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0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0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0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0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0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0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.00.0000</text:date>, <text:time style:data-style-name="N2" text:time-value="01:49:00.6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1T02:16:43.915000000</dc:date>
    <meta:editing-duration>P3DT11H59M2S</meta:editing-duration>
    <meta:editing-cycles>1426</meta:editing-cycles>
    <meta:document-statistic meta:table-count="3" meta:cell-count="8298" meta:object-count="0"/>
  </office:meta>
</office:document-meta>
</file>